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ma" svg:font-family="Loma" style:font-pitch="variable"/>
    <style:font-face style:name="Roboto1" svg:font-family="Roboto" style:font-pitch="variable"/>
    <style:font-face style:name="Roboto" svg:font-family="Roboto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Box_20_Text" style:list-style-name="L1">
      <style:graphic-properties fo:min-height="6.608cm"/>
    </style:style>
    <style:style style:name="gr2" style:family="graphic" style:parent-style-name="Box_20_Text">
      <style:graphic-properties fo:min-height="3.56cm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Roboto" fo:font-size="10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</style:style>
    <style:style style:name="T1" style:family="text">
      <style:text-properties style:font-name="Loma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Loma" fo:font-weight="bold" style:font-weight-asian="bold" style:font-weight-complex="bold"/>
    </style:style>
    <style:style style:name="T3" style:family="text">
      <style:text-properties style:font-name="Roboto1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08cm" svg:height="8.929cm" svg:x="2.27cm" svg:y="2.27cm">
          <draw:text-box>
            <text:p text:style-name="P1"><text:span text:style-name="T1">Machine</text:span></text:p>
            <text:p text:style-name="P2"><text:span text:style-name="T2">Parameters</text:span></text:p>
            <text:p text:style-name="P2">- inputSlotsSize : int</text:p>
            <text:p text:style-name="P2">- processTime : float</text:p>
            <text:p text:style-name="P2">- processType : Process</text:p>
            <text:p text:style-name="P2"/>
            <text:p text:style-name="P2"><text:span text:style-name="T2">Attributes</text:span></text:p>
            <text:p text:style-name="P2"><text:span text:style-name="T3">- processing : bool</text:span></text:p>
            <text:p text:style-name="P2"><text:span text:style-name="T3">- broken : bool</text:span></text:p>
            <text:p text:style-name="P2"><text:span text:style-name="T3">- time : float</text:span></text:p>
            <text:p text:style-name="P2"><text:span text:style-name="T3">- inputSlots : </text:span><text:span text:style-name="T3">Package[]</text:span></text:p>
            <text:p text:style-name="P3"><text:span text:style-name="T3">- processSlot : </text:span><text:span text:style-name="T3">Package</text:span></text:p>
            <text:p text:style-name="P2"><text:span text:style-name="T3">- outputSlot : Package</text:span></text:p>
            <text:p text:style-name="P2"><text:span text:style-name="T3"/></text:p>
            <text:p text:style-name="P2"><text:span text:style-name="T2">Methods</text:span></text:p>
            <text:p text:style-name="P2"><text:span text:style-name="T3">- process()</text:span></text:p>
            <text:p text:style-name="P2"><text:span text:style-name="T3"/></text:p>
          </draw:text-box>
        </draw:frame>
        <draw:frame draw:style-name="gr2" draw:layer="layout" svg:width="5.08cm" svg:height="5.702cm" svg:x="18.78cm" svg:y="2.27cm">
          <draw:text-box>
            <text:p text:style-name="P4"><text:span text:style-name="T1">Package</text:span></text:p>
            <text:p><text:span text:style-name="T2">Parameters</text:span></text:p>
            <text:p>- processes : Process[]</text:p>
            <text:p/>
            <text:p><text:span text:style-name="T2">Attributes</text:span></text:p>
            <text:p>…</text:p>
            <text:p/>
            <text:p><text:span text:style-name="T2">Methods</text:span></text:p>
            <text:p>…</text:p>
            <text:p/>
          </draw:text-box>
        </draw:frame>
        <draw:frame draw:style-name="gr2" draw:layer="layout" svg:width="5.08cm" svg:height="7.085cm" svg:x="18.78cm" svg:y="8.62cm">
          <draw:text-box>
            <text:p text:style-name="P4"><text:span text:style-name="T1">Robot</text:span></text:p>
            <text:p><text:span text:style-name="T2">Parameters</text:span></text:p>
            <text:p>...</text:p>
            <text:p/>
            <text:p><text:span text:style-name="T2">Attributes</text:span></text:p>
            <text:p><text:span text:style-name="T3">- battery : float</text:span></text:p>
            <text:p><text:span text:style-name="T3">- pickupSlot : Package</text:span></text:p>
            <text:p/>
            <text:p><text:span text:style-name="T2">Methods</text:span></text:p>
            <text:p>- goto(dir, speed, time)</text:p>
            <text:p>- pickup()</text:p>
            <text:p>- place()</text:p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ma" svg:font-family="Loma" style:font-pitch="variable"/>
    <style:font-face style:name="Roboto1" svg:font-family="Roboto" style:font-pitch="variable"/>
    <style:font-face style:name="Roboto" svg:font-family="Roboto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ox_20_Text" style:display-name="Box Text" style:family="graphic" style:parent-style-name="standard">
      <style:graphic-properties draw:stroke="solid" draw:stroke-dash="Dashed_20__28_var_29__20_4" svg:stroke-color="#aea79f" svg:stroke-linecap="round" draw:fill="solid" draw:fill-color="#ffffff" draw:fill-gradient-name="Gradient_20_2" draw:fill-hatch-name="Hatching_20_1" draw:fill-image-name="Bitmap_20_1" draw:fill-image-width="0cm" draw:fill-image-height="0cm" draw:shadow="visible" draw:shadow-offset-x="0.051cm" draw:shadow-offset-y="0.051cm" draw:shadow-color="#000000" draw:shadow-opacity="20%"/>
      <style:text-properties style:font-name="Roboto" fo:font-family="Roboto" style:font-style-name="Regular" style:font-pitch="variable" fo:font-size="10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09T09:56:38.847708402</meta:creation-date>
    <dc:date>2021-04-09T14:17:51.348572918</dc:date>
    <meta:editing-duration>PT2H43M50S</meta:editing-duration>
    <meta:editing-cycles>23</meta:editing-cycles>
    <meta:generator>LibreOffice/5.1.6.2$Linux_X86_64 LibreOffice_project/10m0$Build-2</meta:generator>
    <meta:document-statistic meta:object-count="3"/>
  </office:meta>
</office:document-meta>
</file>